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83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6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  <style:text-properties fo:color="#0000ff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5"/>
    </style:style>
    <style:style style:name="ce4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6"/>
    </style:style>
    <style:style style:name="ce5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7"/>
    </style:style>
    <style:style style:name="ce6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6"/>
    </style:style>
    <style:style style:name="ce7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7"/>
    </style:style>
    <style:style style:name="ce8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0"/>
    </style:style>
    <style:style style:name="ce9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1"/>
    </style:style>
    <style:style style:name="ce10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2"/>
    </style:style>
    <style:style style:name="ce11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3"/>
    </style:style>
    <style:style style:name="ce12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4"/>
    </style:style>
    <style:style style:name="ce13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5"/>
    </style:style>
    <style:style style:name="ce14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6"/>
    </style:style>
    <style:style style:name="ce15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7"/>
    </style:style>
    <style:style style:name="ce16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8"/>
    </style:style>
    <style:style style:name="ce17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9"/>
    </style:style>
    <style:style style:name="ce18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0"/>
    </style:style>
    <style:style style:name="ce19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1"/>
    </style:style>
    <style:style style:name="ce20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2"/>
    </style:style>
    <style:style style:name="ce21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3"/>
    </style:style>
    <style:style style:name="ce22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4"/>
    </style:style>
    <style:style style:name="ce23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5"/>
    </style:style>
    <style:style style:name="ce24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6"/>
    </style:style>
    <style:style style:name="ce25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7"/>
    </style:style>
    <style:style style:name="ce26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8"/>
    </style:style>
    <style:style style:name="ce27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9"/>
    </style:style>
    <style:style style:name="ce28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30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cell-content()=TODAY()" style:apply-style-name="data3" style:base-cell-address="TODO.B1"/>
      <style:map style:condition="cell-content()&lt;TODAY()" style:apply-style-name="data" style:base-cell-address="TODO.B1"/>
      <style:map style:condition="cell-content()&gt;TODAY()" style:apply-style-name="data2" style:base-cell-address="TODO.B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cell-content()=TODAY()" style:apply-style-name="data3" style:base-cell-address="TODO.B1"/>
      <style:map style:condition="cell-content()&lt;TODAY()" style:apply-style-name="data" style:base-cell-address="TODO.B1"/>
      <style:map style:condition="cell-content()&gt;TODAY()" style:apply-style-name="data2" style:base-cell-address="TODO.B1"/>
    </style:style>
    <style:style style:name="ce32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5"/>
    </style:style>
    <style:style style:name="ce33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6"/>
    </style:style>
    <style:style style:name="ce34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7"/>
    </style:style>
    <style:style style:name="ce35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7"/>
    </style:style>
    <style:style style:name="ce36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7"/>
    </style:style>
    <style:style style:name="ce37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7"/>
    </style:style>
    <style:style style:name="ce38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11"/>
    </style:style>
    <style:style style:name="ce39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12"/>
    </style:style>
    <style:style style:name="ce40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13"/>
    </style:style>
    <style:style style:name="ce41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14"/>
    </style:style>
    <style:style style:name="ce42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15"/>
    </style:style>
    <style:style style:name="ce43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16"/>
    </style:style>
    <style:style style:name="ce44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17"/>
    </style:style>
    <style:style style:name="ce45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18"/>
    </style:style>
    <style:style style:name="ce46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19"/>
    </style:style>
    <style:style style:name="ce47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20"/>
    </style:style>
    <style:style style:name="ce48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21"/>
    </style:style>
    <style:style style:name="ce49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22"/>
    </style:style>
    <style:style style:name="ce50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23"/>
    </style:style>
    <style:style style:name="ce51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24"/>
    </style:style>
    <style:style style:name="ce52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25"/>
    </style:style>
    <style:style style:name="ce53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26"/>
    </style:style>
    <style:style style:name="ce54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27"/>
    </style:style>
    <style:style style:name="ce55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28"/>
    </style:style>
    <style:style style:name="ce56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29"/>
    </style:style>
    <style:style style:name="ce57" style:family="table-cell" style:parent-style-name="Default" style:data-style-name="N36">
      <style:text-properties fo:font-size="12pt" style:font-size-asian="12pt" style:font-size-complex="12pt"/>
      <style:map style:condition="cell-content()=1" style:apply-style-name="test1" style:base-cell-address="TODO.A30"/>
    </style:style>
    <style:style style:name="ce58" style:family="table-cell" style:parent-style-name="Default" style:data-style-name="N36">
      <style:text-properties fo:font-size="12pt" style:font-size-asian="12pt" style:font-size-complex="12pt"/>
      <style:map style:condition="cell-content()=TODAY()" style:apply-style-name="data3" style:base-cell-address="TODO.B1"/>
      <style:map style:condition="cell-content()&lt;TODAY()" style:apply-style-name="data" style:base-cell-address="TODO.B1"/>
      <style:map style:condition="cell-content()&gt;TODAY()" style:apply-style-name="data2" style:base-cell-address="TODO.B1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cell-content()=1" style:apply-style-name="test1" style:base-cell-address="TODO.C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cell-content()=1" style:apply-style-name="test1" style:base-cell-address="TODO.C1"/>
    </style:style>
    <style:style style:name="ce61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C3"/>
    </style:style>
    <style:style style:name="ce62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C4"/>
    </style:style>
    <style:style style:name="ce63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3"/>
    </style:style>
    <style:style style:name="ce64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5"/>
    </style:style>
    <style:style style:name="ce65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6"/>
    </style:style>
    <style:style style:name="ce66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7"/>
    </style:style>
    <style:style style:name="ce67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6"/>
    </style:style>
    <style:style style:name="ce68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7"/>
    </style:style>
    <style:style style:name="ce69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0"/>
    </style:style>
    <style:style style:name="ce70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1"/>
    </style:style>
    <style:style style:name="ce71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2"/>
    </style:style>
    <style:style style:name="ce72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3"/>
    </style:style>
    <style:style style:name="ce73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4"/>
    </style:style>
    <style:style style:name="ce74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5"/>
    </style:style>
    <style:style style:name="ce75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6"/>
    </style:style>
    <style:style style:name="ce76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7"/>
    </style:style>
    <style:style style:name="ce77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8"/>
    </style:style>
    <style:style style:name="ce78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19"/>
    </style:style>
    <style:style style:name="ce79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0"/>
    </style:style>
    <style:style style:name="ce80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1"/>
    </style:style>
    <style:style style:name="ce81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2"/>
    </style:style>
    <style:style style:name="ce82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3"/>
    </style:style>
    <style:style style:name="ce83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4"/>
    </style:style>
    <style:style style:name="ce84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5"/>
    </style:style>
    <style:style style:name="ce85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6"/>
    </style:style>
    <style:style style:name="ce86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7"/>
    </style:style>
    <style:style style:name="ce87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8"/>
    </style:style>
    <style:style style:name="ce88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29"/>
    </style:style>
    <style:style style:name="ce89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A30"/>
    </style:style>
    <style:style style:name="ce90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C1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E3"/>
    </style:style>
    <style:style style:name="ce93" style:family="table-cell" style:parent-style-name="Default">
      <style:text-properties fo:font-size="12pt" style:font-size-asian="12pt" style:font-size-complex="12pt"/>
      <style:map style:condition="cell-content()=1" style:apply-style-name="test1" style:base-cell-address="TODO.E4"/>
    </style:style>
  </office:automatic-styles>
  <office:body>
    <office:spreadsheet>
      <table:calculation-settings table:automatic-find-labels="false"/>
      <table:table table:name="TODO" table:style-name="ta1">
        <table:table-column table:style-name="co1" table:default-cell-style-name="ce29"/>
        <table:table-column table:style-name="co2" table:default-cell-style-name="ce58"/>
        <table:table-column table:style-name="co3" table:default-cell-style-name="ce90"/>
        <table:table-column table:style-name="co3" table:default-cell-style-name="ce29"/>
        <table:table-column table:style-name="co4" table:default-cell-style-name="ce29"/>
        <table:table-column table:style-name="co3" table:number-columns-repeated="1019" table:default-cell-style-name="ce29"/>
        <table:table-row table:style-name="ro1">
          <table:table-cell table:style-name="ce1" table:formula="of:=TODAY()" office:value-type="date" office:date-value="2017-04-09" calcext:value-type="date" table:number-columns-spanned="3" table:number-rows-spanned="1">
            <text:p>09.04.2017</text:p>
          </table:table-cell>
          <table:covered-table-cell table:style-name="ce30"/>
          <table:covered-table-cell table:style-name="ce59"/>
          <table:table-cell table:number-columns-repeated="1021"/>
        </table:table-row>
        <table:table-row table:style-name="ro2">
          <table:table-cell table:style-name="ce2" office:value-type="string" calcext:value-type="string">
            <text:p>todo</text:p>
          </table:table-cell>
          <table:table-cell table:style-name="ce31" office:value-type="string" calcext:value-type="string">
            <text:p>date</text:p>
          </table:table-cell>
          <table:table-cell table:style-name="ce60" office:value-type="string" calcext:value-type="string">
            <text:p>prioritet</text:p>
          </table:table-cell>
          <table:table-cell/>
          <table:table-cell table:style-name="ce91" office:value-type="string" calcext:value-type="string">
            <text:p>reserve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Написать письмо Артуру</text:p>
          </table:table-cell>
          <table:table-cell table:style-name="ce32" office:value-type="date" office:date-value="2017-04-10" calcext:value-type="date">
            <text:p>10.04.2017</text:p>
          </table:table-cell>
          <table:table-cell table:style-name="ce61"/>
          <table:table-cell/>
          <table:table-cell table:style-name="ce92" office:value-type="string" calcext:value-type="string">
            <text:p>Помыть посуду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Lection 13</text:p>
          </table:table-cell>
          <table:table-cell table:style-name="ce33" office:value-type="date" office:date-value="2017-04-13" calcext:value-type="date">
            <text:p>13.04.2017</text:p>
          </table:table-cell>
          <table:table-cell table:style-name="ce62"/>
          <table:table-cell/>
          <table:table-cell table:style-name="ce93" office:value-type="string" calcext:value-type="string">
            <text:p>Приготовить ужин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Пересадить растения</text:p>
          </table:table-cell>
          <table:table-cell table:style-name="ce34" office:value-type="date" office:date-value="2017-04-09" calcext:value-type="date">
            <text:p>09.04.2017</text:p>
          </table:table-cell>
          <table:table-cell table:style-name="ce63"/>
          <table:table-cell table:number-columns-repeated="1021"/>
        </table:table-row>
        <table:table-row table:style-name="ro3">
          <table:table-cell table:style-name="ce6" office:value-type="string" calcext:value-type="string">
            <text:p>Помыть посуду</text:p>
          </table:table-cell>
          <table:table-cell table:style-name="ce35" office:value-type="date" office:date-value="2017-04-09" calcext:value-type="date">
            <text:p>09.04.2017</text:p>
          </table:table-cell>
          <table:table-cell table:style-name="ce64"/>
          <table:table-cell table:number-columns-repeated="1021"/>
        </table:table-row>
        <table:table-row table:style-name="ro3">
          <table:table-cell table:style-name="ce7" office:value-type="string" calcext:value-type="string">
            <text:p>Приготовить ужин</text:p>
          </table:table-cell>
          <table:table-cell table:style-name="ce36" office:value-type="date" office:date-value="2017-04-09" calcext:value-type="date">
            <text:p>09.04.2017</text:p>
          </table:table-cell>
          <table:table-cell table:style-name="ce65"/>
          <table:table-cell table:number-columns-repeated="1021"/>
        </table:table-row>
        <table:table-row table:style-name="ro4">
          <table:table-cell table:style-name="ce8" office:value-type="string" calcext:value-type="string">
            <text:p>Нагреть ванну</text:p>
          </table:table-cell>
          <table:table-cell table:style-name="ce37" office:value-type="date" office:date-value="2017-04-09" calcext:value-type="date">
            <text:p>09.04.2017</text:p>
          </table:table-cell>
          <table:table-cell table:style-name="ce66"/>
          <table:table-cell table:number-columns-repeated="1021"/>
        </table:table-row>
        <table:table-row table:style-name="ro5">
          <table:table-cell table:style-name="ce9"/>
          <table:table-cell table:style-name="ce38"/>
          <table:table-cell table:style-name="ce67"/>
          <table:table-cell table:number-columns-repeated="1021"/>
        </table:table-row>
        <table:table-row table:style-name="ro5">
          <table:table-cell table:style-name="ce10"/>
          <table:table-cell table:style-name="ce39"/>
          <table:table-cell table:style-name="ce68"/>
          <table:table-cell table:number-columns-repeated="1021"/>
        </table:table-row>
        <table:table-row table:style-name="ro5">
          <table:table-cell table:style-name="ce11"/>
          <table:table-cell table:style-name="ce40"/>
          <table:table-cell table:style-name="ce69"/>
          <table:table-cell table:number-columns-repeated="1021"/>
        </table:table-row>
        <table:table-row table:style-name="ro5">
          <table:table-cell table:style-name="ce12"/>
          <table:table-cell table:style-name="ce41"/>
          <table:table-cell table:style-name="ce70"/>
          <table:table-cell table:number-columns-repeated="1021"/>
        </table:table-row>
        <table:table-row table:style-name="ro5">
          <table:table-cell table:style-name="ce13"/>
          <table:table-cell table:style-name="ce42"/>
          <table:table-cell table:style-name="ce71"/>
          <table:table-cell table:number-columns-repeated="1021"/>
        </table:table-row>
        <table:table-row table:style-name="ro5">
          <table:table-cell table:style-name="ce14"/>
          <table:table-cell table:style-name="ce43"/>
          <table:table-cell table:style-name="ce72"/>
          <table:table-cell table:number-columns-repeated="1021"/>
        </table:table-row>
        <table:table-row table:style-name="ro5">
          <table:table-cell table:style-name="ce15"/>
          <table:table-cell table:style-name="ce44"/>
          <table:table-cell table:style-name="ce73"/>
          <table:table-cell table:number-columns-repeated="1021"/>
        </table:table-row>
        <table:table-row table:style-name="ro5">
          <table:table-cell table:style-name="ce16"/>
          <table:table-cell table:style-name="ce45"/>
          <table:table-cell table:style-name="ce74"/>
          <table:table-cell table:number-columns-repeated="1021"/>
        </table:table-row>
        <table:table-row table:style-name="ro5">
          <table:table-cell table:style-name="ce17"/>
          <table:table-cell table:style-name="ce46"/>
          <table:table-cell table:style-name="ce75"/>
          <table:table-cell table:number-columns-repeated="1021"/>
        </table:table-row>
        <table:table-row table:style-name="ro5">
          <table:table-cell table:style-name="ce18"/>
          <table:table-cell table:style-name="ce47"/>
          <table:table-cell table:style-name="ce76"/>
          <table:table-cell table:number-columns-repeated="1021"/>
        </table:table-row>
        <table:table-row table:style-name="ro5">
          <table:table-cell table:style-name="ce19"/>
          <table:table-cell table:style-name="ce48"/>
          <table:table-cell table:style-name="ce77"/>
          <table:table-cell table:number-columns-repeated="1021"/>
        </table:table-row>
        <table:table-row table:style-name="ro5">
          <table:table-cell table:style-name="ce20"/>
          <table:table-cell table:style-name="ce49"/>
          <table:table-cell table:style-name="ce78"/>
          <table:table-cell table:number-columns-repeated="1021"/>
        </table:table-row>
        <table:table-row table:style-name="ro5">
          <table:table-cell table:style-name="ce21"/>
          <table:table-cell table:style-name="ce50"/>
          <table:table-cell table:style-name="ce79"/>
          <table:table-cell table:number-columns-repeated="1021"/>
        </table:table-row>
        <table:table-row table:style-name="ro5">
          <table:table-cell table:style-name="ce22"/>
          <table:table-cell table:style-name="ce51"/>
          <table:table-cell table:style-name="ce80"/>
          <table:table-cell table:number-columns-repeated="1021"/>
        </table:table-row>
        <table:table-row table:style-name="ro5">
          <table:table-cell table:style-name="ce23"/>
          <table:table-cell table:style-name="ce52"/>
          <table:table-cell table:style-name="ce81"/>
          <table:table-cell table:number-columns-repeated="1021"/>
        </table:table-row>
        <table:table-row table:style-name="ro5">
          <table:table-cell table:style-name="ce24"/>
          <table:table-cell table:style-name="ce53"/>
          <table:table-cell table:style-name="ce82"/>
          <table:table-cell table:number-columns-repeated="1021"/>
        </table:table-row>
        <table:table-row table:style-name="ro5">
          <table:table-cell table:style-name="ce25"/>
          <table:table-cell table:style-name="ce54"/>
          <table:table-cell table:style-name="ce83"/>
          <table:table-cell table:number-columns-repeated="1021"/>
        </table:table-row>
        <table:table-row table:style-name="ro5">
          <table:table-cell table:style-name="ce26"/>
          <table:table-cell table:style-name="ce55"/>
          <table:table-cell table:style-name="ce84"/>
          <table:table-cell table:number-columns-repeated="1021"/>
        </table:table-row>
        <table:table-row table:style-name="ro5">
          <table:table-cell table:style-name="ce27"/>
          <table:table-cell table:style-name="ce56"/>
          <table:table-cell table:style-name="ce85"/>
          <table:table-cell table:number-columns-repeated="1021"/>
        </table:table-row>
        <table:table-row table:style-name="ro5">
          <table:table-cell table:style-name="ce28"/>
          <table:table-cell table:style-name="ce57"/>
          <table:table-cell table:style-name="ce86"/>
          <table:table-cell table:number-columns-repeated="1021"/>
        </table:table-row>
        <table:table-row table:style-name="ro5">
          <table:table-cell table:number-columns-repeated="2"/>
          <table:table-cell table:style-name="ce87"/>
          <table:table-cell table:number-columns-repeated="1021"/>
        </table:table-row>
        <table:table-row table:style-name="ro5">
          <table:table-cell table:number-columns-repeated="2"/>
          <table:table-cell table:style-name="ce88"/>
          <table:table-cell table:number-columns-repeated="1021"/>
        </table:table-row>
        <table:table-row table:style-name="ro5">
          <table:table-cell table:number-columns-repeated="2"/>
          <table:table-cell table:style-name="ce89"/>
          <table:table-cell table:number-columns-repeated="1021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TODO.C3:TODO.C3">
            <calcext:condition calcext:apply-style-name="test1" calcext:value="=1" calcext:base-cell-address="TODO.C3"/>
          </calcext:conditional-format>
          <calcext:conditional-format calcext:target-range-address="TODO.C4:TODO.C4">
            <calcext:condition calcext:apply-style-name="test1" calcext:value="=1" calcext:base-cell-address="TODO.C4"/>
          </calcext:conditional-format>
          <calcext:conditional-format calcext:target-range-address="TODO.C5:TODO.C5">
            <calcext:condition calcext:apply-style-name="test1" calcext:value="=1" calcext:base-cell-address="TODO.A3"/>
          </calcext:conditional-format>
          <calcext:conditional-format calcext:target-range-address="TODO.A6:TODO.C6">
            <calcext:condition calcext:apply-style-name="test1" calcext:value="=1" calcext:base-cell-address="TODO.A5"/>
          </calcext:conditional-format>
          <calcext:conditional-format calcext:target-range-address="TODO.A7:TODO.C7">
            <calcext:condition calcext:apply-style-name="test1" calcext:value="=1" calcext:base-cell-address="TODO.A6"/>
          </calcext:conditional-format>
          <calcext:conditional-format calcext:target-range-address="TODO.C8:TODO.C8 TODO.A8:TODO.A8">
            <calcext:condition calcext:apply-style-name="test1" calcext:value="=1" calcext:base-cell-address="TODO.A7"/>
          </calcext:conditional-format>
          <calcext:conditional-format calcext:target-range-address="TODO.C9:TODO.C9 TODO.A6:TODO.A6">
            <calcext:condition calcext:apply-style-name="test1" calcext:value="=1" calcext:base-cell-address="TODO.A6"/>
          </calcext:conditional-format>
          <calcext:conditional-format calcext:target-range-address="TODO.C10:TODO.C10 TODO.A7:TODO.A7">
            <calcext:condition calcext:apply-style-name="test1" calcext:value="=1" calcext:base-cell-address="TODO.A7"/>
          </calcext:conditional-format>
          <calcext:conditional-format calcext:target-range-address="TODO.A11:TODO.C11">
            <calcext:condition calcext:apply-style-name="test1" calcext:value="=1" calcext:base-cell-address="TODO.A10"/>
          </calcext:conditional-format>
          <calcext:conditional-format calcext:target-range-address="TODO.A12:TODO.C12">
            <calcext:condition calcext:apply-style-name="test1" calcext:value="=1" calcext:base-cell-address="TODO.A11"/>
          </calcext:conditional-format>
          <calcext:conditional-format calcext:target-range-address="TODO.A13:TODO.C13">
            <calcext:condition calcext:apply-style-name="test1" calcext:value="=1" calcext:base-cell-address="TODO.A12"/>
          </calcext:conditional-format>
          <calcext:conditional-format calcext:target-range-address="TODO.A14:TODO.C14">
            <calcext:condition calcext:apply-style-name="test1" calcext:value="=1" calcext:base-cell-address="TODO.A13"/>
          </calcext:conditional-format>
          <calcext:conditional-format calcext:target-range-address="TODO.A15:TODO.C15">
            <calcext:condition calcext:apply-style-name="test1" calcext:value="=1" calcext:base-cell-address="TODO.A14"/>
          </calcext:conditional-format>
          <calcext:conditional-format calcext:target-range-address="TODO.A16:TODO.C16">
            <calcext:condition calcext:apply-style-name="test1" calcext:value="=1" calcext:base-cell-address="TODO.A15"/>
          </calcext:conditional-format>
          <calcext:conditional-format calcext:target-range-address="TODO.A17:TODO.C17">
            <calcext:condition calcext:apply-style-name="test1" calcext:value="=1" calcext:base-cell-address="TODO.A16"/>
          </calcext:conditional-format>
          <calcext:conditional-format calcext:target-range-address="TODO.A18:TODO.C18">
            <calcext:condition calcext:apply-style-name="test1" calcext:value="=1" calcext:base-cell-address="TODO.A17"/>
          </calcext:conditional-format>
          <calcext:conditional-format calcext:target-range-address="TODO.A19:TODO.C19">
            <calcext:condition calcext:apply-style-name="test1" calcext:value="=1" calcext:base-cell-address="TODO.A18"/>
          </calcext:conditional-format>
          <calcext:conditional-format calcext:target-range-address="TODO.A20:TODO.C20">
            <calcext:condition calcext:apply-style-name="test1" calcext:value="=1" calcext:base-cell-address="TODO.A19"/>
          </calcext:conditional-format>
          <calcext:conditional-format calcext:target-range-address="TODO.A21:TODO.C21">
            <calcext:condition calcext:apply-style-name="test1" calcext:value="=1" calcext:base-cell-address="TODO.A20"/>
          </calcext:conditional-format>
          <calcext:conditional-format calcext:target-range-address="TODO.A22:TODO.C22">
            <calcext:condition calcext:apply-style-name="test1" calcext:value="=1" calcext:base-cell-address="TODO.A21"/>
          </calcext:conditional-format>
          <calcext:conditional-format calcext:target-range-address="TODO.A23:TODO.C23">
            <calcext:condition calcext:apply-style-name="test1" calcext:value="=1" calcext:base-cell-address="TODO.A22"/>
          </calcext:conditional-format>
          <calcext:conditional-format calcext:target-range-address="TODO.A24:TODO.C24">
            <calcext:condition calcext:apply-style-name="test1" calcext:value="=1" calcext:base-cell-address="TODO.A23"/>
          </calcext:conditional-format>
          <calcext:conditional-format calcext:target-range-address="TODO.A25:TODO.C25">
            <calcext:condition calcext:apply-style-name="test1" calcext:value="=1" calcext:base-cell-address="TODO.A24"/>
          </calcext:conditional-format>
          <calcext:conditional-format calcext:target-range-address="TODO.A26:TODO.C26">
            <calcext:condition calcext:apply-style-name="test1" calcext:value="=1" calcext:base-cell-address="TODO.A25"/>
          </calcext:conditional-format>
          <calcext:conditional-format calcext:target-range-address="TODO.A27:TODO.C27">
            <calcext:condition calcext:apply-style-name="test1" calcext:value="=1" calcext:base-cell-address="TODO.A26"/>
          </calcext:conditional-format>
          <calcext:conditional-format calcext:target-range-address="TODO.A28:TODO.C28">
            <calcext:condition calcext:apply-style-name="test1" calcext:value="=1" calcext:base-cell-address="TODO.A27"/>
          </calcext:conditional-format>
          <calcext:conditional-format calcext:target-range-address="TODO.A29:TODO.C29">
            <calcext:condition calcext:apply-style-name="test1" calcext:value="=1" calcext:base-cell-address="TODO.A28"/>
          </calcext:conditional-format>
          <calcext:conditional-format calcext:target-range-address="TODO.A30:TODO.C30">
            <calcext:condition calcext:apply-style-name="test1" calcext:value="=1" calcext:base-cell-address="TODO.A29"/>
          </calcext:conditional-format>
          <calcext:conditional-format calcext:target-range-address="TODO.A31:TODO.C31">
            <calcext:condition calcext:apply-style-name="test1" calcext:value="=1" calcext:base-cell-address="TODO.A30"/>
          </calcext:conditional-format>
          <calcext:conditional-format calcext:target-range-address="TODO.C1:TODO.C1048576">
            <calcext:condition calcext:apply-style-name="test1" calcext:value="=1" calcext:base-cell-address="TODO.C1"/>
          </calcext:conditional-format>
          <calcext:conditional-format calcext:target-range-address="TODO.B9:TODO.B1048576 TODO.B1:TODO.B5">
            <calcext:condition calcext:apply-style-name="data3" calcext:value="=TODAY()" calcext:base-cell-address="TODO.B1"/>
            <calcext:condition calcext:apply-style-name="data" calcext:value="&lt;TODAY()" calcext:base-cell-address="TODO.B1"/>
            <calcext:condition calcext:apply-style-name="data2" calcext:value="&gt;TODAY()" calcext:base-cell-address="TODO.B1"/>
          </calcext:conditional-format>
          <calcext:conditional-format calcext:target-range-address="TODO.B6:TODO.B6">
            <calcext:condition calcext:apply-style-name="test1" calcext:value="=1" calcext:base-cell-address="TODO.B6"/>
          </calcext:conditional-format>
          <calcext:conditional-format calcext:target-range-address="TODO.B6:TODO.B6">
            <calcext:condition calcext:apply-style-name="data3" calcext:value="=TODAY()" calcext:base-cell-address="TODO.B6"/>
            <calcext:condition calcext:apply-style-name="data" calcext:value="&lt;TODAY()" calcext:base-cell-address="TODO.B6"/>
            <calcext:condition calcext:apply-style-name="data2" calcext:value="&gt;TODAY()" calcext:base-cell-address="TODO.B6"/>
          </calcext:conditional-format>
          <calcext:conditional-format calcext:target-range-address="TODO.B7:TODO.B7">
            <calcext:condition calcext:apply-style-name="test1" calcext:value="=1" calcext:base-cell-address="TODO.B7"/>
          </calcext:conditional-format>
          <calcext:conditional-format calcext:target-range-address="TODO.B7:TODO.B7">
            <calcext:condition calcext:apply-style-name="data3" calcext:value="=TODAY()" calcext:base-cell-address="TODO.B7"/>
            <calcext:condition calcext:apply-style-name="data" calcext:value="&lt;TODAY()" calcext:base-cell-address="TODO.B7"/>
            <calcext:condition calcext:apply-style-name="data2" calcext:value="&gt;TODAY()" calcext:base-cell-address="TODO.B7"/>
          </calcext:conditional-format>
          <calcext:conditional-format calcext:target-range-address="TODO.E3:TODO.E3">
            <calcext:condition calcext:apply-style-name="test1" calcext:value="=1" calcext:base-cell-address="TODO.E3"/>
          </calcext:conditional-format>
          <calcext:conditional-format calcext:target-range-address="TODO.E4:TODO.E4">
            <calcext:condition calcext:apply-style-name="test1" calcext:value="=1" calcext:base-cell-address="TODO.E4"/>
          </calcext:conditional-format>
          <calcext:conditional-format calcext:target-range-address="TODO.B8:TODO.B8">
            <calcext:condition calcext:apply-style-name="test1" calcext:value="=1" calcext:base-cell-address="TODO.B7"/>
          </calcext:conditional-format>
          <calcext:conditional-format calcext:target-range-address="TODO.B8:TODO.B8">
            <calcext:condition calcext:apply-style-name="test1" calcext:value="=1" calcext:base-cell-address="TODO.B7"/>
          </calcext:conditional-format>
          <calcext:conditional-format calcext:target-range-address="TODO.B8:TODO.B8">
            <calcext:condition calcext:apply-style-name="data3" calcext:value="=TODAY()" calcext:base-cell-address="TODO.B7"/>
            <calcext:condition calcext:apply-style-name="data" calcext:value="&lt;TODAY()" calcext:base-cell-address="TODO.B7"/>
            <calcext:condition calcext:apply-style-name="data2" calcext:value="&gt;TODAY()" calcext:base-cell-address="TODO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st1" style:family="table-cell" style:parent-style-name="Default">
      <style:text-properties fo:color="#ff6600" fo:font-size="14pt"/>
    </style:style>
    <style:style style:name="data" style:family="table-cell" style:parent-style-name="Default">
      <style:text-properties fo:color="#ff3333" fo:font-size="14pt" fo:font-weight="bold"/>
    </style:style>
    <style:style style:name="data2" style:family="table-cell" style:parent-style-name="Default">
      <style:text-properties fo:color="#00cc33" fo:font-size="14pt"/>
    </style:style>
    <style:style style:name="data3" style:family="table-cell" style:parent-style-name="Default">
      <style:text-properties fo:color="#ff6600" fo:font-size="14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.00.0000</text:date>, <text:time style:data-style-name="N2" text:time-value="09:47:55.93072731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7:49:16.417570724</meta:creation-date>
    <dc:date>2017-04-09T15:17:42.388849123</dc:date>
    <meta:editing-duration>PT5H5M57S</meta:editing-duration>
    <meta:editing-cycles>9</meta:editing-cycles>
    <meta:generator>LibreOffice/5.1.6.2$Linux_X86_64 LibreOffice_project/10m0$Build-2</meta:generator>
    <meta:document-statistic meta:table-count="1" meta:cell-count="19" meta:object-count="0"/>
  </office:meta>
</office:document-meta>
</file>